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Simulator för Multihop Routing med High Level Architecture<text:line-break/>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av Lukas Pohlman</text:p>
            <text:p/>
            <text:p><text:span text:style-name="T1">22 maj 20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ledning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2T09:51:07.794000471</meta:creation-date>
    <meta:editing-duration>PT3H22M24S</meta:editing-duration>
    <meta:editing-cycles>3</meta:editing-cycles>
    <meta:generator>LibreOffice/6.1.5.2$Linux_X86_64 LibreOffice_project/10$Build-2</meta:generator>
    <dc:title>Alizarin</dc:title>
    <dc:date>2020-05-22T13:44:12.507152210</dc:date>
    <meta:document-statistic meta:object-count="45"/>
  </office:meta>
</office:document-meta>
</file>